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Zilla Slab" svg:font-family="'Zilla Slab'"/>
    <style:font-face style:name="Zilla Slab Light" svg:font-family="'Zilla Slab Light'"/>
    <style:font-face style:name="Zilla Slab SemiBold" svg:font-family="'Zilla Slab SemiBold'"/>
  </office:font-face-decls>
  <office:automatic-styles>
    <style:style style:name="P1" style:family="paragraph" style:parent-style-name="Text_20_body">
      <style:text-properties officeooo:rsid="00055c35" officeooo:paragraph-rsid="00055c35"/>
    </style:style>
    <style:style style:name="P2" style:family="paragraph" style:parent-style-name="Title">
      <style:text-properties officeooo:rsid="00055c35" officeooo:paragraph-rsid="00055c35"/>
    </style:style>
    <style:style style:name="P3" style:family="paragraph" style:parent-style-name="Text_20_body">
      <style:text-properties officeooo:rsid="00055c35" officeooo:paragraph-rsid="001208c7"/>
    </style:style>
    <style:style style:name="P4" style:family="paragraph" style:parent-style-name="Text_20_body">
      <style:text-properties officeooo:rsid="00055c35" officeooo:paragraph-rsid="0009a8a8"/>
    </style:style>
    <style:style style:name="P5" style:family="paragraph" style:parent-style-name="Text_20_body">
      <style:text-properties fo:font-weight="bold" officeooo:rsid="00055c35" officeooo:paragraph-rsid="00055c35" style:font-weight-asian="bold" style:font-weight-complex="bold"/>
    </style:style>
    <style:style style:name="P6" style:family="paragraph" style:parent-style-name="Text_20_body">
      <style:text-properties fo:font-weight="bold" officeooo:rsid="00055c35" officeooo:paragraph-rsid="0009a8a8" style:font-weight-asian="bold" style:font-weight-complex="bold"/>
    </style:style>
    <style:style style:name="P7" style:family="paragraph" style:parent-style-name="Text_20_body">
      <style:text-properties fo:font-weight="bold" officeooo:rsid="00055c35" officeooo:paragraph-rsid="001208c7" style:font-weight-asian="bold" style:font-weight-complex="bold"/>
    </style:style>
    <style:style style:name="P8" style:family="paragraph" style:parent-style-name="Text_20_body">
      <style:text-properties fo:font-weight="bold" officeooo:rsid="00069de2" officeooo:paragraph-rsid="00069de2" style:font-weight-asian="bold" style:font-weight-complex="bold"/>
    </style:style>
    <style:style style:name="P9" style:family="paragraph" style:parent-style-name="Text_20_body">
      <style:text-properties fo:font-weight="bold" officeooo:rsid="00069de2" officeooo:paragraph-rsid="0009a8a8" style:font-weight-asian="bold" style:font-weight-complex="bold"/>
    </style:style>
    <style:style style:name="P10" style:family="paragraph" style:parent-style-name="Text_20_body">
      <style:text-properties fo:font-weight="bold" officeooo:rsid="00069de2" officeooo:paragraph-rsid="001208c7" style:font-weight-asian="bold" style:font-weight-complex="bold"/>
    </style:style>
    <style:style style:name="P11" style:family="paragraph" style:parent-style-name="Text_20_body">
      <style:text-properties fo:font-weight="bold" officeooo:rsid="000e1e17" officeooo:paragraph-rsid="000e1e17" style:font-weight-asian="bold" style:font-weight-complex="bold"/>
    </style:style>
    <style:style style:name="P12" style:family="paragraph" style:parent-style-name="Text_20_body">
      <style:text-properties fo:font-weight="bold" officeooo:rsid="000e1e17" officeooo:paragraph-rsid="000ea62f" style:font-weight-asian="bold" style:font-weight-complex="bold"/>
    </style:style>
    <style:style style:name="P13" style:family="paragraph" style:parent-style-name="Text_20_body">
      <style:text-properties fo:font-weight="bold" officeooo:rsid="000e1e17" officeooo:paragraph-rsid="001208c7" style:font-weight-asian="bold" style:font-weight-complex="bold"/>
    </style:style>
    <style:style style:name="P14" style:family="paragraph" style:parent-style-name="Heading_20_1">
      <style:text-properties officeooo:rsid="00055c35" officeooo:paragraph-rsid="00055c35"/>
    </style:style>
    <style:style style:name="P15" style:family="paragraph" style:parent-style-name="Heading_20_1">
      <style:text-properties officeooo:paragraph-rsid="00155a94"/>
    </style:style>
    <style:style style:name="P16" style:family="paragraph" style:parent-style-name="Heading_20_1">
      <style:paragraph-properties fo:break-before="page"/>
      <style:text-properties officeooo:rsid="0019489d" officeooo:paragraph-rsid="0019489d"/>
    </style:style>
    <style:style style:name="P17" style:family="paragraph" style:parent-style-name="Heading_20_1" style:list-style-name="">
      <style:text-properties officeooo:rsid="0019489d" officeooo:paragraph-rsid="0019489d"/>
    </style:style>
    <style:style style:name="P18" style:family="paragraph" style:parent-style-name="Heading_20_2">
      <style:text-properties officeooo:rsid="00055c35" officeooo:paragraph-rsid="00055c35"/>
    </style:style>
    <style:style style:name="P19" style:family="paragraph" style:parent-style-name="Heading_20_2">
      <style:text-properties officeooo:rsid="00055c35" officeooo:paragraph-rsid="001208c7"/>
    </style:style>
    <style:style style:name="P20" style:family="paragraph" style:parent-style-name="Heading_20_2">
      <style:paragraph-properties fo:break-before="page"/>
      <style:text-properties officeooo:rsid="00055c35" officeooo:paragraph-rsid="001208c7"/>
    </style:style>
    <style:style style:name="P21" style:family="paragraph" style:parent-style-name="Text_20_body">
      <style:text-properties fo:font-weight="normal" officeooo:rsid="00088a18" officeooo:paragraph-rsid="001208c7" style:font-weight-asian="normal" style:font-weight-complex="normal"/>
    </style:style>
    <style:style style:name="P22" style:family="paragraph" style:parent-style-name="Text_20_body" style:list-style-name="L1">
      <style:text-properties fo:font-weight="normal" officeooo:rsid="0015da10" officeooo:paragraph-rsid="0015da10" style:font-weight-asian="normal" style:font-weight-complex="normal"/>
    </style:style>
    <style:style style:name="P23" style:family="paragraph" style:parent-style-name="Text_20_body" style:list-style-name="L1">
      <style:text-properties fo:font-weight="bold" officeooo:rsid="0015da10" officeooo:paragraph-rsid="0015da10" style:font-weight-asian="bold" style:font-weight-complex="bold"/>
    </style:style>
    <style:style style:name="P24" style:family="paragraph" style:parent-style-name="Text_20_body">
      <style:text-properties fo:font-weight="bold" officeooo:rsid="0015da10" officeooo:paragraph-rsid="0015da10" style:font-weight-asian="bold" style:font-weight-complex="bold"/>
    </style:style>
    <style:style style:name="P25" style:family="paragraph" style:parent-style-name="Text_20_body">
      <style:text-properties officeooo:rsid="0019489d" officeooo:paragraph-rsid="0019489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8a18" style:font-weight-asian="normal" style:font-weight-complex="normal"/>
    </style:style>
    <style:style style:name="T3" style:family="text">
      <style:text-properties fo:font-weight="normal" officeooo:rsid="000ba15b" style:font-weight-asian="normal" style:font-weight-complex="normal"/>
    </style:style>
    <style:style style:name="T4" style:family="text">
      <style:text-properties fo:font-weight="normal" officeooo:rsid="000d18ef" style:font-weight-asian="normal" style:font-weight-complex="normal"/>
    </style:style>
    <style:style style:name="T5" style:family="text">
      <style:text-properties fo:font-weight="normal" officeooo:rsid="000e1e17" style:font-weight-asian="normal" style:font-weight-complex="normal"/>
    </style:style>
    <style:style style:name="T6" style:family="text">
      <style:text-properties fo:font-weight="normal" officeooo:rsid="000ea62f" style:font-weight-asian="normal" style:font-weight-complex="normal"/>
    </style:style>
    <style:style style:name="T7" style:family="text">
      <style:text-properties fo:font-weight="normal" officeooo:rsid="00148c29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b2aa1"/>
    </style:style>
    <style:style style:name="T10" style:family="text">
      <style:text-properties officeooo:rsid="000d18ef"/>
    </style:style>
    <style:style style:name="T11" style:family="text">
      <style:text-properties officeooo:rsid="000e1e17"/>
    </style:style>
    <style:style style:name="T12" style:family="text">
      <style:text-properties officeooo:rsid="001385a5"/>
    </style:style>
    <style:style style:name="T13" style:family="text">
      <style:text-properties officeooo:rsid="00148c29"/>
    </style:style>
    <style:style style:name="T14" style:family="text">
      <style:text-properties officeooo:rsid="00155a94"/>
    </style:style>
    <style:style style:name="T15" style:family="text">
      <style:text-properties officeooo:rsid="0015da1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Requirements</text:p>
      <text:p text:style-name="P1">This document is to be used as a guide, containing flexbox information, font information, elements and naming conventions.</text:p>
      <text:h text:style-name="P14" text:outline-level="1">1. Fonts</text:h>
      <text:p text:style-name="P1">The main font will “Zilla Slab”, size 10 for easy adjustments with a regular weight.</text:p>
      <text:h text:style-name="P18" text:outline-level="2"><text:tab/>1.1 Mobile (Breakpoint 768px)</text:h>
      <text:p text:style-name="P1"><text:span text:style-name="T8">H1</text:span>: Size=36, Weight: 700, Colour: <text:span text:style-name="T9">Bronze</text:span>, Align: Centre, </text:p>
      <text:p text:style-name="P1"><text:span text:style-name="T8">Navbar</text:span>: Size=18, Weight: 500, Colour: White</text:p>
      <text:p text:style-name="P1"><text:span text:style-name="T8">Text Body</text:span>: Size=16, Weight: 400, Colour: White</text:p>
      <text:p text:style-name="P5">H2<text:span text:style-name="T1">: Size=18, Weight: 500, Colour: </text:span><text:span text:style-name="T3">White</text:span></text:p>
      <text:p text:style-name="P5">Italic<text:span text:style-name="T1">: Size=14, Weight: 300, Colour: White</text:span></text:p>
      <text:p text:style-name="P8">Cost Button<text:span text:style-name="T1">: Size=18, Weight: 500, Colour: Black</text:span></text:p>
      <text:p text:style-name="P11">Scroll Button<text:span text:style-name="T1">: Size=18, Weight: 500, Colour: Gold</text:span></text:p>
      <text:p text:style-name="P8">Footer<text:span text:style-name="T1">: Size=14, Weight: 400, Colour: </text:span><text:span text:style-name="T2">Gold</text:span></text:p>
      <text:h text:style-name="P18" text:outline-level="2"><text:tab/>1.2 Tablets (Breakpoint 1200px)</text:h>
      <text:p text:style-name="P4"><text:span text:style-name="T8">H1</text:span>: Size=<text:span text:style-name="T11">48</text:span>, Weight: 700, Colour: <text:span text:style-name="T10">Bronze</text:span>, Align: Centre, </text:p>
      <text:p text:style-name="P4"><text:span text:style-name="T8">Navbar</text:span>: Size=<text:span text:style-name="T11">24</text:span>, Weight: 500, Colour: White</text:p>
      <text:p text:style-name="P4"><text:span text:style-name="T8">Text Body</text:span>: Size=<text:span text:style-name="T11">20</text:span>, Weight: 400, Colour: White</text:p>
      <text:p text:style-name="P6">H2<text:span text:style-name="T1">: Size=</text:span><text:span text:style-name="T5">24</text:span><text:span text:style-name="T1">, Weight: 500, Colour: </text:span><text:span text:style-name="T4">White</text:span></text:p>
      <text:p text:style-name="P6">Italic<text:span text:style-name="T1">: Size=1</text:span><text:span text:style-name="T5">8</text:span><text:span text:style-name="T1">, Weight: 300, Colour: White</text:span></text:p>
      <text:p text:style-name="P9">Cost Button<text:span text:style-name="T1">: Size=</text:span><text:span text:style-name="T6">24</text:span><text:span text:style-name="T1">, Weight: 500, Colour: Black</text:span></text:p>
      <text:p text:style-name="P12">Scroll Button<text:span text:style-name="T1">: Size=</text:span><text:span text:style-name="T6">24</text:span><text:span text:style-name="T1">, Weight: 500, Colour: Gold</text:span></text:p>
      <text:p text:style-name="P9">Footer<text:span text:style-name="T1">: Size=1</text:span><text:span text:style-name="T6">8</text:span><text:span text:style-name="T1">, Weight: 400, Colour: </text:span><text:span text:style-name="T2">Gold</text:span></text:p>
      <text:h text:style-name="P19" text:outline-level="2"><text:tab/></text:h>
      <text:h text:style-name="P20" text:outline-level="2"><text:tab/>1.3 Desktop</text:h>
      <text:p text:style-name="P3"><text:span text:style-name="T8">H1</text:span>: Size=<text:span text:style-name="T12">72</text:span>, Weight: 700, Colour: <text:span text:style-name="T10">Bronze</text:span>, Align: Centre, </text:p>
      <text:p text:style-name="P3"><text:span text:style-name="T8">Navbar</text:span>: Size=<text:span text:style-name="T13">48</text:span>, Weight: 500, Colour: White</text:p>
      <text:p text:style-name="P3"><text:span text:style-name="T8">Text Body</text:span>: Size=<text:span text:style-name="T13">24</text:span>, Weight: 400, Colour: White</text:p>
      <text:p text:style-name="P7">H2<text:span text:style-name="T1">: Size=</text:span><text:span text:style-name="T7">36</text:span><text:span text:style-name="T1">, Weight: 500, Colour: </text:span><text:span text:style-name="T4">White</text:span></text:p>
      <text:p text:style-name="P7">Italic<text:span text:style-name="T1">: Size=1</text:span><text:span text:style-name="T5">8</text:span><text:span text:style-name="T1">, Weight: 300, Colour: White</text:span></text:p>
      <text:p text:style-name="P10">Cost Button<text:span text:style-name="T1">: Size=</text:span><text:span text:style-name="T6">24</text:span><text:span text:style-name="T1">, Weight: 500, Colour: Black</text:span></text:p>
      <text:p text:style-name="P13">Scroll Button<text:span text:style-name="T1">: Size=</text:span><text:span text:style-name="T6">24</text:span><text:span text:style-name="T1">, Weight: 500, Colour: Gold</text:span></text:p>
      <text:p text:style-name="P10">Footer<text:span text:style-name="T1">: Size=1</text:span><text:span text:style-name="T6">8</text:span><text:span text:style-name="T1">, Weight: 400, Colour: </text:span><text:span text:style-name="T2">Gold</text:span></text:p>
      <text:p text:style-name="P21"/>
      <text:h text:style-name="P15" text:outline-level="1"><text:span text:style-name="T14">2. </text:span><text:span text:style-name="T15">Naming Conventions</text:span></text:h>
      <text:list xml:id="list2953417352" text:style-name="L1">
        <text:list-item>
          <text:p text:style-name="P23">Flexbox Container <text:span text:style-name="T1">= mainContainer</text:span></text:p>
          <text:list>
            <text:list-item>
              <text:p text:style-name="P22">Sub Container = leftContainer</text:p>
            </text:list-item>
            <text:list-item>
              <text:p text:style-name="P22">Sub Container = formContainer</text:p>
            </text:list-item>
          </text:list>
        </text:list-item>
        <text:list-item>
          <text:p text:style-name="P23">Form <text:span text:style-name="T1">= cakeForm, flavourForm</text:span></text:p>
          <text:list>
            <text:list-item>
              <text:p text:style-name="P22">Radio buttons = cakeType1 | cakeFormBtn, flavourType1 | flavourFormBtn</text:p>
            </text:list-item>
          </text:list>
        </text:list-item>
        <text:list-item>
          <text:p text:style-name="P23">Navbar<text:span text:style-name="T1"> = navbar</text:span></text:p>
        </text:list-item>
        <text:list-item>
          <text:p text:style-name="P23">Footer<text:span text:style-name="T1"> = footer</text:span></text:p>
        </text:list-item>
      </text:list>
      <text:p text:style-name="P24"><text:span text:style-name="T1"/></text:p>
      <text:h text:style-name="P17" text:outline-level="1"/>
      <text:h text:style-name="P16" text:outline-level="1">3. SASS Files</text:h>
      <text:p text:style-name="P25">index.scss</text:p>
      <text:p text:style-name="P25">pageSettings.scss</text:p>
      <text:p text:style-name="P25">flexbox.scss</text:p>
      <text:p text:style-name="P25">fonts.scss</text:p>
      <text:p text:style-name="P25">navbar.scss</text:p>
      <text:p text:style-name="P25">footer.scss</text:p>
      <text:p text:style-name="P25">forms.scss</text:p>
      <text:p text:style-name="P25">buttons.scss</text:p>
      <text:h text:style-name="P16" text:outline-level="1">4. Scripts</text:h>
      <text:p text:style-name="P25">costUpdateScript.js</text:p>
      <text:p text:style-name="P25">transitionsScript.js</text:p>
      <text:p text:style-name="P25">textIcingScript.j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Zilla Slab" svg:font-family="'Zilla Slab'"/>
    <style:font-face style:name="Zilla Slab Light" svg:font-family="'Zilla Slab Light'"/>
    <style:font-face style:name="Zilla Slab SemiBold" svg:font-family="'Zilla Slab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Zilla Slab SemiBold" fo:font-family="'Zilla Slab SemiBold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Zilla Slab" fo:font-family="'Zilla Slab'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Zilla Slab Light" fo:font-family="'Zilla Slab Light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Zilla Slab" fo:font-family="'Zilla Slab'"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4:23:00.168522188</meta:creation-date>
    <meta:generator>LibreOffice/7.2.5.2.0$Linux_X86_64 LibreOffice_project/20$Build-2</meta:generator>
    <dc:date>2022-02-16T12:02:40.070553047</dc:date>
    <meta:editing-duration>PT1H14M20S</meta:editing-duration>
    <meta:editing-cycles>16</meta:editing-cycles>
    <meta:document-statistic meta:table-count="0" meta:image-count="0" meta:object-count="0" meta:page-count="4" meta:paragraph-count="53" meta:word-count="263" meta:character-count="1837" meta:non-whitespace-character-count="1626"/>
  </office:meta>
</office:document-meta>
</file>